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23-05-25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22-11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21-05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20-10-0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9-10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9-05-2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8-10-24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8-04-26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7-10-23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7-04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7-01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6-04-1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5-10-2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5-04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4-10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4-04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3-10-23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3-04-30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2-10-1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1-10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1-06-16 0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0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0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1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3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2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1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200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9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8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9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6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2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1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1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80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9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8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7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4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3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2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1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70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9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8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7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6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6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6184</text:p>
          </table:table-cell>
          <table:table-cell office:value-type="string" calcext:value-type="string">
            <text:p>196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